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officeooo:rsid="00006088" officeooo:paragraph-rsid="00006088"/>
    </style:style>
    <style:style style:name="P2" style:family="paragraph" style:parent-style-name="Standard">
      <style:paragraph-properties fo:text-align="justify" style:justify-single-word="false"/>
      <style:text-properties officeooo:rsid="000266e2" officeooo:paragraph-rsid="000266e2"/>
    </style:style>
    <style:style style:name="P3" style:family="paragraph" style:parent-style-name="Standard">
      <style:paragraph-properties fo:text-align="justify" style:justify-single-word="false"/>
      <style:text-properties fo:font-weight="bold" officeooo:rsid="000266e2" officeooo:paragraph-rsid="000266e2" style:font-weight-asian="bold" style:font-weight-complex="bold"/>
    </style:style>
    <style:style style:name="P4" style:family="paragraph" style:parent-style-name="Standard">
      <style:paragraph-properties fo:text-align="justify" style:justify-single-word="false"/>
      <style:text-properties fo:font-weight="bold" officeooo:rsid="0003068c" officeooo:paragraph-rsid="0003068c" style:font-weight-asian="bold" style:font-weight-complex="bold"/>
    </style:style>
    <style:style style:name="P5" style:family="paragraph" style:parent-style-name="Standard">
      <style:paragraph-properties fo:text-align="justify" style:justify-single-word="false"/>
      <style:text-properties fo:font-weight="bold" officeooo:rsid="00056fa1" officeooo:paragraph-rsid="00056fa1" style:font-weight-asian="bold" style:font-weight-complex="bold"/>
    </style:style>
    <style:style style:name="P6" style:family="paragraph" style:parent-style-name="Standard">
      <style:paragraph-properties fo:text-align="justify" style:justify-single-word="false"/>
      <style:text-properties fo:font-weight="bold" officeooo:rsid="0004c6d2" officeooo:paragraph-rsid="0004c6d2" style:font-weight-asian="bold" style:font-weight-complex="bold"/>
    </style:style>
    <style:style style:name="P7" style:family="paragraph" style:parent-style-name="Standard">
      <style:paragraph-properties fo:text-align="justify" style:justify-single-word="false"/>
      <style:text-properties fo:font-weight="normal" officeooo:rsid="000266e2" officeooo:paragraph-rsid="000266e2" style:font-weight-asian="normal" style:font-weight-complex="normal"/>
    </style:style>
    <style:style style:name="P8" style:family="paragraph" style:parent-style-name="Standard">
      <style:paragraph-properties fo:text-align="justify" style:justify-single-word="false"/>
      <style:text-properties fo:font-weight="normal" officeooo:rsid="00035f49" officeooo:paragraph-rsid="00035f49" style:font-weight-asian="normal" style:font-weight-complex="normal"/>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rsid="0003068c" officeooo:paragraph-rsid="0003068c"/>
    </style:style>
    <style:style style:name="P11" style:family="paragraph" style:parent-style-name="Standard" style:list-style-name="L1">
      <style:paragraph-properties fo:text-align="justify" style:justify-single-word="false"/>
      <style:text-properties officeooo:paragraph-rsid="00056fa1"/>
    </style:style>
    <style:style style:name="P12" style:family="paragraph" style:parent-style-name="Standard" style:list-style-name="L2">
      <style:paragraph-properties fo:text-align="justify" style:justify-single-word="false"/>
      <style:text-properties fo:font-weight="normal" officeooo:rsid="00056fa1" officeooo:paragraph-rsid="00056fa1" style:font-weight-asian="normal" style:font-weight-complex="normal"/>
    </style:style>
    <style:style style:name="P13" style:family="paragraph" style:parent-style-name="Standard" style:list-style-name="L2">
      <style:paragraph-properties fo:text-align="justify" style:justify-single-word="false"/>
      <style:text-properties fo:font-weight="normal" officeooo:rsid="00093c64" officeooo:paragraph-rsid="00093c64" style:font-weight-asian="normal" style:font-weight-complex="normal"/>
    </style:style>
    <style:style style:name="P14" style:family="paragraph" style:parent-style-name="Standard" style:list-style-name="L2">
      <style:paragraph-properties fo:text-align="justify" style:justify-single-word="false"/>
      <style:text-properties fo:font-weight="normal" officeooo:rsid="000d351f" officeooo:paragraph-rsid="000d351f" style:font-weight-asian="normal" style:font-weight-complex="normal"/>
    </style:style>
    <style:style style:name="P15" style:family="paragraph" style:parent-style-name="Standard" style:list-style-name="L2">
      <style:paragraph-properties fo:text-align="justify" style:justify-single-word="false"/>
      <style:text-properties fo:font-weight="normal" officeooo:rsid="000e5c00" officeooo:paragraph-rsid="000e5c00" style:font-weight-asian="normal" style:font-weight-complex="normal"/>
    </style:style>
    <style:style style:name="P16" style:family="paragraph" style:parent-style-name="Standard" style:list-style-name="L4">
      <style:paragraph-properties fo:text-align="justify" style:justify-single-word="false"/>
      <style:text-properties fo:font-weight="normal" officeooo:rsid="001410ff" officeooo:paragraph-rsid="001410ff" style:font-weight-asian="normal" style:font-weight-complex="normal"/>
    </style:style>
    <style:style style:name="P17" style:family="paragraph" style:parent-style-name="Standard" style:list-style-name="L4">
      <style:paragraph-properties fo:text-align="justify" style:justify-single-word="false"/>
      <style:text-properties fo:font-weight="normal" officeooo:rsid="00198da5" officeooo:paragraph-rsid="00198da5" style:font-weight-asian="normal" style:font-weight-complex="normal"/>
    </style:style>
    <style:style style:name="P18" style:family="paragraph" style:parent-style-name="Standard" style:list-style-name="L3">
      <style:paragraph-properties fo:text-align="justify" style:justify-single-word="false"/>
      <style:text-properties officeooo:rsid="0004c6d2" officeooo:paragraph-rsid="0004c6d2"/>
    </style:style>
    <style:style style:name="P19" style:family="paragraph" style:parent-style-name="Standard" style:list-style-name="L3">
      <style:paragraph-properties fo:text-align="justify" style:justify-single-word="false"/>
      <style:text-properties officeooo:rsid="0004c6d2" officeooo:paragraph-rsid="00128960"/>
    </style:style>
    <style:style style:name="P20" style:family="paragraph" style:parent-style-name="Standard">
      <style:paragraph-properties fo:text-align="justify" style:justify-single-word="false"/>
      <style:text-properties fo:font-weight="bold" officeooo:rsid="001410ff" officeooo:paragraph-rsid="001410ff" style:font-weight-asian="bold" style:font-weight-complex="bold"/>
    </style:style>
    <style:style style:name="P21" style:family="paragraph" style:parent-style-name="Text_20_body">
      <style:paragraph-properties fo:text-align="center" style:justify-single-word="false"/>
      <style:text-properties fo:font-style="italic" officeooo:rsid="001b0b07" officeooo:paragraph-rsid="001b0b07" style:font-style-asian="italic" style:font-style-complex="italic"/>
    </style:style>
    <style:style style:name="P22" style:family="paragraph" style:parent-style-name="Subtitle">
      <style:text-properties officeooo:rsid="00006088" officeooo:paragraph-rsid="00006088"/>
    </style:style>
    <style:style style:name="T1" style:family="text">
      <style:text-properties fo:font-weight="bold" style:font-weight-asian="bold" style:font-weight-complex="bold"/>
    </style:style>
    <style:style style:name="T2" style:family="text">
      <style:text-properties fo:font-weight="bold" officeooo:rsid="000266e2" style:font-weight-asian="bold" style:font-weight-complex="bold"/>
    </style:style>
    <style:style style:name="T3" style:family="text">
      <style:text-properties officeooo:rsid="000266e2"/>
    </style:style>
    <style:style style:name="T4" style:family="text">
      <style:text-properties fo:font-weight="normal" style:font-weight-asian="normal" style:font-weight-complex="normal"/>
    </style:style>
    <style:style style:name="T5" style:family="text">
      <style:text-properties fo:font-weight="normal" officeooo:rsid="000266e2" style:font-weight-asian="normal" style:font-weight-complex="normal"/>
    </style:style>
    <style:style style:name="T6" style:family="text">
      <style:text-properties fo:font-weight="normal" officeooo:rsid="00056fa1" style:font-weight-asian="normal" style:font-weight-complex="normal"/>
    </style:style>
    <style:style style:name="T7" style:family="text">
      <style:text-properties fo:font-weight="normal" officeooo:rsid="000986ac" style:font-weight-asian="normal" style:font-weight-complex="normal"/>
    </style:style>
    <style:style style:name="T8" style:family="text">
      <style:text-properties officeooo:rsid="00028285"/>
    </style:style>
    <style:style style:name="T9" style:family="text">
      <style:text-properties officeooo:rsid="0003068c"/>
    </style:style>
    <style:style style:name="T10" style:family="text">
      <style:text-properties officeooo:rsid="0004c6d2"/>
    </style:style>
    <style:style style:name="T11" style:family="text">
      <style:text-properties officeooo:rsid="00075c86"/>
    </style:style>
    <style:style style:name="T12" style:family="text">
      <style:text-properties officeooo:rsid="00093c64"/>
    </style:style>
    <style:style style:name="T13" style:family="text">
      <style:text-properties officeooo:rsid="000986ac"/>
    </style:style>
    <style:style style:name="T14" style:family="text">
      <style:text-properties officeooo:rsid="000d351f"/>
    </style:style>
    <style:style style:name="T15" style:family="text">
      <style:text-properties officeooo:rsid="000e5c00"/>
    </style:style>
    <style:style style:name="T16" style:family="text">
      <style:text-properties officeooo:rsid="0011d594"/>
    </style:style>
    <style:style style:name="T17" style:family="text">
      <style:text-properties officeooo:rsid="00128960"/>
    </style:style>
    <style:style style:name="T18" style:family="text">
      <style:text-properties officeooo:rsid="001410ff"/>
    </style:style>
    <style:style style:name="T19" style:family="text">
      <style:text-properties fo:font-style="normal" style:font-style-asian="normal" style:font-style-complex="normal"/>
    </style:style>
    <style:style style:name="T20" style:family="text">
      <style:text-properties officeooo:rsid="001b0b0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6">2021</text:span>_INFO2_ServicesWeb_Projet</text:p>
      <text:p text:style-name="P22">Service d’administration de ChatBot</text:p>
      <text:p text:style-name="P21">(English version below, eventually)</text:p>
      <text:p text:style-name="P9"/>
      <text:p text:style-name="P1">Dans ce projet, il vous est demandé d’implémenter un service <text:span text:style-name="T2">d’administration</text:span><text:span text:style-name="T3"> de </text:span><text:span text:style-name="T1">ChatBot</text:span>. <text:span text:style-name="T3">Un</text:span> <text:span text:style-name="T3">C</text:span>hatBot utilise la technologie <text:span text:style-name="T4">Rivescript </text:span><text:span text:style-name="T5">comme </text:span><text:span text:style-name="T2">cerveau</text:span>. Le ChatBot peut opérer sur plusieurs <text:span text:style-name="T2">interfaces</text:span><text:span text:style-name="T3"> : une interface web dédiée, sur </text:span><text:span text:style-name="T4">Mastodon</text:span>, Discord, Slack, ... </text:p>
      <text:p text:style-name="P1"/>
      <text:p text:style-name="P3">ChatBot</text:p>
      <text:p text:style-name="P10">Un ChatBot n’est pas un pas un poisson d’eau douce (ça, c’est un chabot). C’est un robot conversationnel. En d’autres termes, c’est un logiciel qui propose une interface en langage naturel. </text:p>
      <text:p text:style-name="P1"/>
      <text:p text:style-name="P3">Cerveau (brain rivescript)</text:p>
      <text:p text:style-name="P7">Rivescript (<text:a xlink:type="simple" xlink:href="https://www.rivescript.com/" text:style-name="Internet_20_link" text:visited-style-name="Visited_20_Internet_20_Link">https://www.rivescript.com/</text:a>) est d’abord un langage de description d’interactions « intelligentes » pour des ChatBot basé sur la reconnaissance de schéma (Si tu me dis « Bonjour » alors je te réponds « Salut »). Ces interactions sont décrites dans des fichiers (extension .rive) appelés « brain » (cerveau) car l’ensemble des fichiers .rive donnés à un ChatBot <text:span text:style-name="T8">constitue sa « personnalité » (voir </text:span><text:a xlink:type="simple" xlink:href="https://www.rivescript.com/docs/tutorial#tutorial" text:style-name="Internet_20_link" text:visited-style-name="Visited_20_Internet_20_Link"><text:span text:style-name="T8">https://www.rivescript.com/docs/tutorial#tutorial</text:span></text:a><text:span text:style-name="T8">). Ainsi, vous aller pouvoir créer plusieurs ChaBot ayant chacun sa spécialité/fonction/personnalité, selon les fichiers .rive chargés.</text:span></text:p>
      <text:p text:style-name="P7"/>
      <text:p text:style-name="P4">Interface</text:p>
      <text:p text:style-name="P8">Rivescript propose plusieurs implémentations (Javascript et Java entre autres). Ceci permet de connecter le cerveau à diverses interfaces textuelles comme le terminal, un dispatcher de sms, ... ou tout simplement le protocole HTTP (protocole textuel question/réponse) et au-delà, toute API basée sur HTTP. Si les fichiers .rive constituent le cerveau de votre ChatBot, ces interfaces sont autant «d’oreilles » et de « bouches ». Dans un premier temps, votre ChatBot sera présent sur une interface Web créée par vous : un<text:span text:style-name="T10">e simple interface de type SMS</text:span>. </text:p>
      <text:p text:style-name="P3"/>
      <text:p text:style-name="P3">Administration</text:p>
      <text:p text:style-name="P2"><text:span text:style-name="T9">Dans ce projet, l</text:span>’administration <text:span text:style-name="T9">des ChatBots </text:span>se fait à travers une API REST. <text:span text:style-name="T10">Administrer un ChatBot, s’est le créer, et le détruire... c’est aussi lui modifier sa personnalité et consulter son état. On peut aussi lui donner une nouvelle interface (lui donner la possibilité d’aller sur Discord par exemple), ou lui enlever.</text:span></text:p>
      <text:p text:style-name="P2"/>
      <text:p text:style-name="P5">Use cases</text:p>
      <text:list xml:id="list848290068" text:style-name="L1">
        <text:list-item>
          <text:p text:style-name="P11"><text:span text:style-name="T6">à travers une interface d’administration, je crée un nouveau ChatBot appelé « Steeve » ayant des fonctionnalités minimales (fichier « standard.rive » de </text:span><text:a xlink:type="simple" xlink:href="https://www.rivescript.com/try" text:style-name="Internet_20_link" text:visited-style-name="Visited_20_Internet_20_Link"><text:span text:style-name="T6">https://www.rivescript.com/try</text:span></text:a><text:span text:style-name="T6">). Je peux alors communiquer avec Steeve à travers une seconde interface (interface de communication, la « bouche »), sur une adresse (et port) propre à Steeve, </text:span><text:span text:style-name="T7">après m’être identifier avec un login</text:span><text:span text:style-name="T6">.</text:span></text:p>
        </text:list-item>
      </text:list>
      <text:list xml:id="list119595818" text:style-name="L2">
        <text:list-item>
          <text:p text:style-name="P12">à travers une interface d’administration, j<text:span text:style-name="T11">e sélectionne un fichier « cerveau » dans une base et je l’</text:span>ajoute à Steeve. En relançant l’interface de communication, je permets à <text:span text:style-name="T11">Steeve de prendre en compte le nouveau fichier.</text:span> <text:s/><text:span text:style-name="T12">(BONUS : Steeve charge son nouveau cerveau au cours de la conversation).</text:span></text:p>
        </text:list-item>
        <text:list-item>
          <text:p text:style-name="P13"><text:soft-page-break/>Grace à son nouveau cerveau, Steeve peut maintenant garder en mémoire des informations personnelles sur moi en reliant, par exemple, mon login avec ma couleur favorite. (BONUS : stocker <text:span text:style-name="T13">le profil collecté sur une base MongoDb en ligne</text:span>).</text:p>
        </text:list-item>
        <text:list-item>
          <text:p text:style-name="P12">à travers <text:span text:style-name="T14">l’</text:span>interface d’administration, <text:span text:style-name="T11">je sélectionne un fichier de paramètres de connexion à <text:s/>Discord (cf </text:span><text:a xlink:type="simple" xlink:href="https://discordjs.guide/" text:style-name="Internet_20_link" text:visited-style-name="Visited_20_Internet_20_Link"><text:span text:style-name="T11">https://discordjs.guide</text:span></text:a><text:span text:style-name="T11">) ou Mastodon (utiliser </text:span><text:a xlink:type="simple" xlink:href="https://botsin.space/api/v1/" text:style-name="Internet_20_link" text:visited-style-name="Visited_20_Internet_20_Link"><text:span text:style-name="T11">https://botsin.space/api/v1/</text:span></text:a><text:span text:style-name="T11">) et ordonne à Steeve d’y être présent. Je peux alors parler avec une instance de Steeve. (BONUS : L’instance de Steeve qui parle sur botsinspace et celle qui parle sur l’interface de communication partagent les mêmes données collectées.) (BONUS : Je peux aussi choisir une connexion à Slack).</text:span></text:p>
        </text:list-item>
        <text:list-item>
          <text:p text:style-name="P14">à travers l’interface d’administration, je supprime l’accès de Steeve à <text:span text:style-name="T17">Discord</text:span>.</text:p>
        </text:list-item>
        <text:list-item>
          <text:p text:style-name="P14">À travers <text:span text:style-name="T15">l’interface d’administration, je peux voir l’état (les interfaces actives, a minima) des différents ChatBots (Eude, Hubert, Yann et Adam... tous de la famille Lefrigo). (BONUS : l’interface diffuse les conversations).</text:span></text:p>
        </text:list-item>
        <text:list-item>
          <text:p text:style-name="P15">BONUS : Je peux recouper des informations d’un utilisateur recueillies par différents ChatBot.</text:p>
        </text:list-item>
      </text:list>
      <text:p text:style-name="P6">Cadre du projet</text:p>
      <text:list xml:id="list627302548" text:style-name="L3">
        <text:list-item>
          <text:p text:style-name="P18">Ce projet s’effectue en binôme (<text:span text:style-name="T20">à constituer sur Teams</text:span>). </text:p>
        </text:list-item>
        <text:list-item>
          <text:p text:style-name="P19">L’<text:span text:style-name="T17">API </text:span>est <text:span text:style-name="T17">en </text:span>NodeJS.</text:p>
        </text:list-item>
        <text:list-item>
          <text:p text:style-name="P19"><text:span text:style-name="T17">L’architecture de l’API est REST</text:span> </text:p>
        </text:list-item>
        <text:list-item>
          <text:p text:style-name="P18">Les livrables sont attendus <text:span text:style-name="T17">le 04/06/2021 20h00 (Dépôt sur la page Moodle)</text:span>. </text:p>
        </text:list-item>
        <text:list-item>
          <text:p text:style-name="P18">Les livrables sont constitués d’un lien vers un dépôt git et d’un lien vers un screenCast démontrant les fonctionnalités de votre proje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3T08:42:21.793172163</meta:creation-date>
    <meta:editing-duration>PT1H41M8S</meta:editing-duration>
    <meta:editing-cycles>15</meta:editing-cycles>
    <meta:generator>LibreOffice/6.2.8.2$Linux_X86_64 LibreOffice_project/20$Build-2</meta:generator>
    <dc:date>2021-03-16T11:16:03.428285715</dc:date>
    <dc:creator>Vincent BARREAUD</dc:creator>
    <meta:document-statistic meta:table-count="0" meta:image-count="0" meta:object-count="0" meta:page-count="2" meta:paragraph-count="26" meta:word-count="638" meta:character-count="4225" meta:non-whitespace-character-count="3616"/>
  </office:meta>
</office:document-meta>
</file>